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6d47" officeooo:paragraph-rsid="00146d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Clase sobre Java EE (Java Platform, Enterprise Edition)<text:line-break/><text:line-break/>## Historia de Java EE<text:line-break/><text:line-break/>Java EE (Enterprise Edition) es una plataforma de desarrollo de aplicaciones empresariales basada en Java. Aquí tienes una breve historia de Java EE:<text:line-break/><text:line-break/>- **1999**: Sun Microsystems (ahora propiedad de Oracle Corporation) lanza J2EE (Java 2 Platform, Enterprise Edition), que fue la versión inicial de la plataforma Java para aplicaciones empresariales.<text:line-break/><text:line-break/>- **2006**: Sun renombra J2EE a Java EE 5, simplificando la nomenclatura y haciendo hincapié en la orientación a la empresa.<text:line-break/><text:line-break/>- **2009**: Lanzamiento de Java EE 6 con características significativas como la introducción de EJB (Enterprise JavaBeans) 3.1 y mejoras en la simplicidad del desarrollo.<text:line-break/><text:line-break/>- **2013**: Java EE 7 introduce características como WebSocket, JSON-P, y una mayor simplificación en el desarrollo de aplicaciones empresariales.<text:line-break/><text:line-break/>- **2017**: Lanzamiento de Java EE 8 con características adicionales, incluyendo soporte para HTTP/2, seguridad mejorada y una mayor modularidad.<text:line-break/><text:line-break/>- **2019**: Oracle traslada la responsabilidad de Java EE a la Eclipse Foundation, que crea el proyecto Jakarta EE para continuar el desarrollo de la plataforma de forma comunitaria. Jakarta EE 8 se lanza como la primera versión bajo la nueva organización.<text:line-break/><text:line-break/>## Productos Populares de Java EE<text:line-break/><text:line-break/>Java EE es una plataforma que ha sido adoptada por muchas empresas y organizaciones en todo el mundo. Algunos de los productos y tecnologías populares relacionados con Java EE incluyen:<text:line-break/><text:line-break/>1. **GlassFish**: Un servidor de aplicaciones de código abierto desarrollado por Sun Microsystems y más tarde por Oracle. Fue una de las referencias para implementar aplicaciones Java EE.<text:line-break/><text:line-break/>2. **WildFly (anteriormente JBoss)**: Un servidor de aplicaciones de código abierto desarrollado por Red Hat. Proporciona una implementación Java EE compatible y está orientado a la escalabilidad y el rendimiento.<text:line-break/><text:line-break/>3. **TomEE**: Un servidor de aplicaciones Java EE de código abierto basado en Apache Tomcat. Combina las ventajas de Tomcat con las especificaciones de Java EE.<text:line-break/><text:line-break/>4. **Payara**: Un servidor de aplicaciones Java EE de código abierto basado en GlassFish, diseñado para ser escalable y de alto rendimiento.<text:line-break/><text:line-break/>## Cómo Usar Java EE<text:line-break/><text:line-break/>Para comenzar a utilizar Java EE, sigue estos pasos:<text:line-break/><text:line-break/>1. **Configura tu Entorno de Desarrollo**: Asegúrate de tener Java Development Kit (JDK) instalado. Puedes usar una IDE como Eclipse, IntelliJ IDEA o NetBeans para desarrollar <text:soft-page-break/>aplicaciones Java EE.<text:line-break/><text:line-break/>2. **Aprende las Especificaciones de Java EE**: Familiarízate con las especificaciones de Java EE, como Servlets, JSP, EJB, JPA, CDI, etc. Estas especificaciones te proporcionan las herramientas necesarias para desarrollar aplicaciones empresariales.<text:line-break/><text:line-break/>3. **Elige un Servidor de Aplicaciones**: Decide qué servidor de aplicaciones Java EE deseas utilizar, como GlassFish, WildFly o TomEE. Configura el servidor y crea un proyecto en tu IDE.<text:line-break/><text:line-break/>4. **Desarrolla tu Aplicación**: Diseña y desarrolla tu aplicación empresarial utilizando las especificaciones de Java EE. Divide tu aplicación en componentes como Servlets, EJBs y páginas JSP.<text:line-break/><text:line-break/>5. **Implementa tu Aplicación**: Despliega tu aplicación en el servidor de aplicaciones. Esto suele implicar generar un archivo WAR (Web Application Archive) o EAR (Enterprise Application Archive) y desplegarlo en el servidor.<text:line-break/><text:line-break/>6. **Prueba y Depura**: Realiza pruebas exhaustivas en tu aplicación y utiliza las herramientas de depuración para solucionar problemas si es necesario.<text:line-break/><text:line-break/>7. **Despliegue en Producción**: Una vez que tu aplicación esté lista y probada, despliégala en un entorno de producción. Asegúrate de que el servidor de aplicaciones esté configurado adecuadamente para el rendimiento y la seguridad.<text:line-break/><text:line-break/>8. **Mantenimiento Continuo**: Monitorea y mantiene tu aplicación en producción. Java EE proporciona herramientas para la gestión y supervisión de aplicaciones en ejecución.<text:line-break/><text:line-break/>Java EE es una plataforma poderosa y versátil para desarrollar aplicaciones empresariales. Con las especificaciones y servidores adecuados, puedes crear aplicaciones seguras, escalables y de alto rendimiento para satisfacer las necesidades de tu empresa.</text:p>
      <text:p text:style-name="Standard"/>
      <text:p text:style-name="P1">Familiarizacion con los estándares jee</text:p>
      <text:p text:style-name="Standard"/>
      <text:p text:style-name="Standard">Las especificaciones de Java EE (Enterprise Edition) son un conjunto de estándares y tecnologías utilizadas para desarrollar aplicaciones empresariales en la plataforma Java. Estas especificaciones proporcionan herramientas y APIs que facilitan el desarrollo de aplicaciones robustas, escalables y seguras. Aquí tienes una descripción general de algunas de las especificaciones más importantes de Java EE:<text:line-break/><text:line-break/>1. **Servlets**: Las Servlets son componentes Java que se utilizan para crear aplicaciones web dinámicas. Pueden recibir solicitudes HTTP, procesarlas y generar respuestas dinámicas. Las Servlets son la base de muchas aplicaciones web en Java EE.<text:line-break/><text:line-break/>2. **JSP (JavaServer Pages)**: JSP es una tecnología que permite crear páginas web dinámicas utilizando etiquetas y sintaxis similares a HTML. Se compilan en Servlets en tiempo de ejecución y se utilizan para separar la lógica de presentación de una aplicación web.<text:line-break/><text:line-break/>3. **EJB (Enterprise JavaBeans)**: Los EJB son componentes de servidor que se utilizan para desarrollar la lógica empresarial de una aplicación. Hay tres tipos de EJB: EJB de sesión (para lógica de negocio), EJB de entidad (para representar datos persistentes) y EJB de mensaje (para procesamiento asíncrono).<text:line-break/><text:line-break/><text:soft-page-break/>4. **JPA (Java Persistence API)**: JPA es una API de Java EE que se utiliza para mapear objetos Java a tablas de bases de datos relacionales. Permite realizar operaciones CRUD (Crear, Leer, Actualizar, Eliminar) en bases de datos de manera sencilla y eficiente.<text:line-break/><text:line-break/>5. **CDI (Contexts and Dependency Injection)**: CDI es una especificación que se utiliza para administrar la inyección de dependencias y el ciclo de vida de los componentes en aplicaciones empresariales. Permite la creación de componentes reutilizables y la gestión de sus dependencias.<text:line-break/><text:line-break/>6. **JMS (Java Message Service)**: JMS es una API para la creación, envío y recepción de mensajes entre aplicaciones distribuidas. Se utiliza para implementar la mensajería asíncrona y es fundamental en arquitecturas empresariales.<text:line-break/><text:line-break/>7. **JTA (Java Transaction API)**: JTA proporciona un modelo de programación para controlar transacciones distribuidas en aplicaciones Java EE. Permite garantizar la integridad de los datos en operaciones que involucran múltiples recursos.<text:line-break/><text:line-break/>8. **JSF (JavaServer Faces)**: JSF es un framework de interfaz de usuario para la creación de aplicaciones web basadas en componentes. Proporciona una forma de construir interfaces de usuario web de manera eficiente y reutilizable.<text:line-break/><text:line-break/>9. **WebSocket**: WebSocket es una tecnología que permite la comunicación bidireccional y en tiempo real entre el servidor y el navegador. Se utiliza para crear aplicaciones web que requieren actualizaciones en tiempo real, como chats o juegos en línea.<text:line-break/><text:line-break/>10. **JAX-RS (Java API for RESTful Web Services)**: JAX-RS es una especificación que facilita la creación de servicios web RESTful en Java. Permite exponer recursos y operaciones HTTP de manera sencilla.<text:line-break/><text:line-break/>Estas son solo algunas de las especificaciones clave de Java EE. Java EE proporciona un conjunto completo de tecnologías y estándares para el desarrollo de aplicaciones empresariales. La elección de las especificaciones específicas dependerá de los requisitos y las necesidades de tu proyec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9T09:48:03.370000000</meta:creation-date>
    <dc:date>2023-09-19T10:31:37.362000000</dc:date>
    <meta:editing-duration>PT22M7S</meta:editing-duration>
    <meta:editing-cycles>2</meta:editing-cycles>
    <meta:generator>LibreOffice/7.4.6.2$Windows_X86_64 LibreOffice_project/5b1f5509c2decdade7fda905e3e1429a67acd63d</meta:generator>
    <meta:document-statistic meta:table-count="0" meta:image-count="0" meta:object-count="0" meta:page-count="3" meta:paragraph-count="3" meta:word-count="1095" meta:character-count="7456" meta:non-whitespace-character-count="6328"/>
  </office:meta>
</office:document-meta>
</file>